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igma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907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3">
            <text:p>3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443184841200134">
            <text:p>0,0044318484</text:p>
          </table:table-cell>
          <table:table-cell table:formula="of:=[.F3]" office:value-type="float" office:value="0.00443184841200134">
            <text:p>0,004431848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0.2">
            <text:p>0,2</text:p>
          </table:table-cell>
          <table:table-cell table:formula="of:=(1/(SQRT(2*3.1415926535)*[.C$2])) * EXP( -([.E4]-[.C$3])*([.E4]-[.C$3]) /  (2*[.C$2]*[.C$2]))" office:value-type="float" office:value="0.00791545158309309">
            <text:p>0,0079154516</text:p>
          </table:table-cell>
          <table:table-cell table:formula="of:=[.F4]+[.G3]" office:value-type="float" office:value="0.0123472999950944">
            <text:p>0,01234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0.4">
            <text:p>0,4</text:p>
          </table:table-cell>
          <table:table-cell table:formula="of:=(1/(SQRT(2*3.1415926535)*[.C$2])) * EXP( -([.E5]-[.C$3])*([.E5]-[.C$3]) /  (2*[.C$2]*[.C$2]))" office:value-type="float" office:value="0.0135829692338797">
            <text:p>0,0135829692</text:p>
          </table:table-cell>
          <table:table-cell table:formula="of:=[.F5]+[.G4]" office:value-type="float" office:value="0.0259302692289742">
            <text:p>0,02593026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0.6">
            <text:p>0,6</text:p>
          </table:table-cell>
          <table:table-cell table:formula="of:=(1/(SQRT(2*3.1415926535)*[.C$2])) * EXP( -([.E6]-[.C$3])*([.E6]-[.C$3]) /  (2*[.C$2]*[.C$2]))" office:value-type="float" office:value="0.0223945302951629">
            <text:p>0,0223945303</text:p>
          </table:table-cell>
          <table:table-cell table:formula="of:=[.F6]+[.G5]" office:value-type="float" office:value="0.0483247995241371">
            <text:p>0,04832479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0.2">
            <text:p>0,2</text:p>
          </table:table-cell>
          <table:table-cell table:style-name="Default"/>
          <table:table-cell table:style-name="ce1" table:formula="of:=[.E6]+[.C$7]" office:value-type="float" office:value="0.8">
            <text:p>0,8</text:p>
          </table:table-cell>
          <table:table-cell table:formula="of:=(1/(SQRT(2*3.1415926535)*[.C$2])) * EXP( -([.E7]-[.C$3])*([.E7]-[.C$3]) /  (2*[.C$2]*[.C$2]))" office:value-type="float" office:value="0.0354745928467384">
            <text:p>0,0354745928</text:p>
          </table:table-cell>
          <table:table-cell table:formula="of:=[.F7]+[.G6]" office:value-type="float" office:value="0.0837993923708755">
            <text:p>0,08379939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1">
            <text:p>1</text:p>
          </table:table-cell>
          <table:table-cell table:formula="of:=(1/(SQRT(2*3.1415926535)*[.C$2])) * EXP( -([.E8]-[.C$3])*([.E8]-[.C$3]) /  (2*[.C$2]*[.C$2]))" office:value-type="float" office:value="0.0539909665139596">
            <text:p>0,0539909665</text:p>
          </table:table-cell>
          <table:table-cell table:formula="of:=[.F8]+[.G7]" office:value-type="float" office:value="0.137790358884835">
            <text:p>0,137790358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1.2">
            <text:p>1,2</text:p>
          </table:table-cell>
          <table:table-cell table:formula="of:=(1/(SQRT(2*3.1415926535)*[.C$2])) * EXP( -([.E9]-[.C$3])*([.E9]-[.C$3]) /  (2*[.C$2]*[.C$2]))" office:value-type="float" office:value="0.0789501583020224">
            <text:p>0,0789501583</text:p>
          </table:table-cell>
          <table:table-cell table:formula="of:=[.F9]+[.G8]" office:value-type="float" office:value="0.216740517186858">
            <text:p>0,21674051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1.4">
            <text:p>1,4</text:p>
          </table:table-cell>
          <table:table-cell table:formula="of:=(1/(SQRT(2*3.1415926535)*[.C$2])) * EXP( -([.E10]-[.C$3])*([.E10]-[.C$3]) /  (2*[.C$2]*[.C$2]))" office:value-type="float" office:value="0.110920834681041">
            <text:p>0,1109208347</text:p>
          </table:table-cell>
          <table:table-cell table:formula="of:=[.F10]+[.G9]" office:value-type="float" office:value="0.327661351867898">
            <text:p>0,327661351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1.6">
            <text:p>1,6</text:p>
          </table:table-cell>
          <table:table-cell table:formula="of:=(1/(SQRT(2*3.1415926535)*[.C$2])) * EXP( -([.E11]-[.C$3])*([.E11]-[.C$3]) /  (2*[.C$2]*[.C$2]))" office:value-type="float" office:value="0.149727465637885">
            <text:p>0,1497274656</text:p>
          </table:table-cell>
          <table:table-cell table:formula="of:=[.F11]+[.G10]" office:value-type="float" office:value="0.477388817505783">
            <text:p>0,477388817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1.8">
            <text:p>1,8</text:p>
          </table:table-cell>
          <table:table-cell table:formula="of:=(1/(SQRT(2*3.1415926535)*[.C$2])) * EXP( -([.E12]-[.C$3])*([.E12]-[.C$3]) /  (2*[.C$2]*[.C$2]))" office:value-type="float" office:value="0.194186054985988">
            <text:p>0,194186055</text:p>
          </table:table-cell>
          <table:table-cell table:formula="of:=[.F12]+[.G11]" office:value-type="float" office:value="0.671574872491771">
            <text:p>0,67157487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2">
            <text:p>2</text:p>
          </table:table-cell>
          <table:table-cell table:formula="of:=(1/(SQRT(2*3.1415926535)*[.C$2])) * EXP( -([.E13]-[.C$3])*([.E13]-[.C$3]) /  (2*[.C$2]*[.C$2]))" office:value-type="float" office:value="0.241970724522601">
            <text:p>0,2419707245</text:p>
          </table:table-cell>
          <table:table-cell table:formula="of:=[.F13]+[.G12]" office:value-type="float" office:value="0.913545597014372">
            <text:p>0,91354559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2.2">
            <text:p>2,2</text:p>
          </table:table-cell>
          <table:table-cell table:formula="of:=(1/(SQRT(2*3.1415926535)*[.C$2])) * EXP( -([.E14]-[.C$3])*([.E14]-[.C$3]) /  (2*[.C$2]*[.C$2]))" office:value-type="float" office:value="0.289691552765623">
            <text:p>0,2896915528</text:p>
          </table:table-cell>
          <table:table-cell table:formula="of:=[.F14]+[.G13]" office:value-type="float" office:value="1.20323714977999">
            <text:p>1,203237149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2.4">
            <text:p>2,4</text:p>
          </table:table-cell>
          <table:table-cell table:formula="of:=(1/(SQRT(2*3.1415926535)*[.C$2])) * EXP( -([.E15]-[.C$3])*([.E15]-[.C$3]) /  (2*[.C$2]*[.C$2]))" office:value-type="float" office:value="0.333224602896562">
            <text:p>0,3332246029</text:p>
          </table:table-cell>
          <table:table-cell table:formula="of:=[.F15]+[.G14]" office:value-type="float" office:value="1.53646175267656">
            <text:p>1,536461752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2.6">
            <text:p>2,6</text:p>
          </table:table-cell>
          <table:table-cell table:formula="of:=(1/(SQRT(2*3.1415926535)*[.C$2])) * EXP( -([.E16]-[.C$3])*([.E16]-[.C$3]) /  (2*[.C$2]*[.C$2]))" office:value-type="float" office:value="0.368270140308586">
            <text:p>0,3682701403</text:p>
          </table:table-cell>
          <table:table-cell table:formula="of:=[.F16]+[.G15]" office:value-type="float" office:value="1.90473189298514">
            <text:p>1,90473189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2.8">
            <text:p>2,8</text:p>
          </table:table-cell>
          <table:table-cell table:formula="of:=(1/(SQRT(2*3.1415926535)*[.C$2])) * EXP( -([.E17]-[.C$3])*([.E17]-[.C$3]) /  (2*[.C$2]*[.C$2]))" office:value-type="float" office:value="0.391042693981044">
            <text:p>0,391042694</text:p>
          </table:table-cell>
          <table:table-cell table:formula="of:=[.F17]+[.G16]" office:value-type="float" office:value="2.29577458696619">
            <text:p>2,2957745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3">
            <text:p>3</text:p>
          </table:table-cell>
          <table:table-cell table:formula="of:=(1/(SQRT(2*3.1415926535)*[.C$2])) * EXP( -([.E18]-[.C$3])*([.E18]-[.C$3]) /  (2*[.C$2]*[.C$2]))" office:value-type="float" office:value="0.398942280407134">
            <text:p>0,3989422804</text:p>
          </table:table-cell>
          <table:table-cell table:formula="of:=[.F18]+[.G17]" office:value-type="float" office:value="2.69471686737332">
            <text:p>2,694716867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3.2">
            <text:p>3,2</text:p>
          </table:table-cell>
          <table:table-cell table:formula="of:=(1/(SQRT(2*3.1415926535)*[.C$2])) * EXP( -([.E19]-[.C$3])*([.E19]-[.C$3]) /  (2*[.C$2]*[.C$2]))" office:value-type="float" office:value="0.391042693981044">
            <text:p>0,391042694</text:p>
          </table:table-cell>
          <table:table-cell table:formula="of:=[.F19]+[.G18]" office:value-type="float" office:value="3.08575956135437">
            <text:p>3,085759561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3.4">
            <text:p>3,4</text:p>
          </table:table-cell>
          <table:table-cell table:formula="of:=(1/(SQRT(2*3.1415926535)*[.C$2])) * EXP( -([.E20]-[.C$3])*([.E20]-[.C$3]) /  (2*[.C$2]*[.C$2]))" office:value-type="float" office:value="0.368270140308586">
            <text:p>0,3682701403</text:p>
          </table:table-cell>
          <table:table-cell table:formula="of:=[.F20]+[.G19]" office:value-type="float" office:value="3.45402970166295">
            <text:p>3,45402970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3.6">
            <text:p>3,6</text:p>
          </table:table-cell>
          <table:table-cell table:formula="of:=(1/(SQRT(2*3.1415926535)*[.C$2])) * EXP( -([.E21]-[.C$3])*([.E21]-[.C$3]) /  (2*[.C$2]*[.C$2]))" office:value-type="float" office:value="0.333224602896562">
            <text:p>0,3332246029</text:p>
          </table:table-cell>
          <table:table-cell table:formula="of:=[.F21]+[.G20]" office:value-type="float" office:value="3.78725430455951">
            <text:p>3,78725430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3.8">
            <text:p>3,8</text:p>
          </table:table-cell>
          <table:table-cell table:formula="of:=(1/(SQRT(2*3.1415926535)*[.C$2])) * EXP( -([.E22]-[.C$3])*([.E22]-[.C$3]) /  (2*[.C$2]*[.C$2]))" office:value-type="float" office:value="0.289691552765622">
            <text:p>0,2896915528</text:p>
          </table:table-cell>
          <table:table-cell table:formula="of:=[.F22]+[.G21]" office:value-type="float" office:value="4.07694585732514">
            <text:p>4,07694585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4">
            <text:p>4</text:p>
          </table:table-cell>
          <table:table-cell table:formula="of:=(1/(SQRT(2*3.1415926535)*[.C$2])) * EXP( -([.E23]-[.C$3])*([.E23]-[.C$3]) /  (2*[.C$2]*[.C$2]))" office:value-type="float" office:value="0.241970724522601">
            <text:p>0,2419707245</text:p>
          </table:table-cell>
          <table:table-cell table:formula="of:=[.F23]+[.G22]" office:value-type="float" office:value="4.31891658184774">
            <text:p>4,318916581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4.2">
            <text:p>4,2</text:p>
          </table:table-cell>
          <table:table-cell table:formula="of:=(1/(SQRT(2*3.1415926535)*[.C$2])) * EXP( -([.E24]-[.C$3])*([.E24]-[.C$3]) /  (2*[.C$2]*[.C$2]))" office:value-type="float" office:value="0.194186054985988">
            <text:p>0,194186055</text:p>
          </table:table-cell>
          <table:table-cell table:formula="of:=[.F24]+[.G23]" office:value-type="float" office:value="4.51310263683372">
            <text:p>4,513102636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4.4">
            <text:p>4,4</text:p>
          </table:table-cell>
          <table:table-cell table:formula="of:=(1/(SQRT(2*3.1415926535)*[.C$2])) * EXP( -([.E25]-[.C$3])*([.E25]-[.C$3]) /  (2*[.C$2]*[.C$2]))" office:value-type="float" office:value="0.149727465637884">
            <text:p>0,1497274656</text:p>
          </table:table-cell>
          <table:table-cell table:formula="of:=[.F25]+[.G24]" office:value-type="float" office:value="4.66283010247161">
            <text:p>4,66283010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4.6">
            <text:p>4,6</text:p>
          </table:table-cell>
          <table:table-cell table:formula="of:=(1/(SQRT(2*3.1415926535)*[.C$2])) * EXP( -([.E26]-[.C$3])*([.E26]-[.C$3]) /  (2*[.C$2]*[.C$2]))" office:value-type="float" office:value="0.11092083468104">
            <text:p>0,1109208347</text:p>
          </table:table-cell>
          <table:table-cell table:formula="of:=[.F26]+[.G25]" office:value-type="float" office:value="4.77375093715265">
            <text:p>4,77375093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4.8">
            <text:p>4,8</text:p>
          </table:table-cell>
          <table:table-cell table:formula="of:=(1/(SQRT(2*3.1415926535)*[.C$2])) * EXP( -([.E27]-[.C$3])*([.E27]-[.C$3]) /  (2*[.C$2]*[.C$2]))" office:value-type="float" office:value="0.0789501583020222">
            <text:p>0,0789501583</text:p>
          </table:table-cell>
          <table:table-cell table:formula="of:=[.F27]+[.G26]" office:value-type="float" office:value="4.85270109545467">
            <text:p>4,852701095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5">
            <text:p>5</text:p>
          </table:table-cell>
          <table:table-cell table:formula="of:=(1/(SQRT(2*3.1415926535)*[.C$2])) * EXP( -([.E28]-[.C$3])*([.E28]-[.C$3]) /  (2*[.C$2]*[.C$2]))" office:value-type="float" office:value="0.0539909665139594">
            <text:p>0,0539909665</text:p>
          </table:table-cell>
          <table:table-cell table:formula="of:=[.F28]+[.G27]" office:value-type="float" office:value="4.90669206196863">
            <text:p>4,90669206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5.2">
            <text:p>5,2</text:p>
          </table:table-cell>
          <table:table-cell table:formula="of:=(1/(SQRT(2*3.1415926535)*[.C$2])) * EXP( -([.E29]-[.C$3])*([.E29]-[.C$3]) /  (2*[.C$2]*[.C$2]))" office:value-type="float" office:value="0.0354745928467382">
            <text:p>0,0354745928</text:p>
          </table:table-cell>
          <table:table-cell table:formula="of:=[.F29]+[.G28]" office:value-type="float" office:value="4.94216665481537">
            <text:p>4,942166654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5.4">
            <text:p>5,4</text:p>
          </table:table-cell>
          <table:table-cell table:formula="of:=(1/(SQRT(2*3.1415926535)*[.C$2])) * EXP( -([.E30]-[.C$3])*([.E30]-[.C$3]) /  (2*[.C$2]*[.C$2]))" office:value-type="float" office:value="0.0223945302951628">
            <text:p>0,0223945303</text:p>
          </table:table-cell>
          <table:table-cell table:formula="of:=[.F30]+[.G29]" office:value-type="float" office:value="4.96456118511053">
            <text:p>4,96456118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5.6">
            <text:p>5,6</text:p>
          </table:table-cell>
          <table:table-cell table:formula="of:=(1/(SQRT(2*3.1415926535)*[.C$2])) * EXP( -([.E31]-[.C$3])*([.E31]-[.C$3]) /  (2*[.C$2]*[.C$2]))" office:value-type="float" office:value="0.0135829692338797">
            <text:p>0,0135829692</text:p>
          </table:table-cell>
          <table:table-cell table:formula="of:=[.F31]+[.G30]" office:value-type="float" office:value="4.97814415434441">
            <text:p>4,97814415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5.8">
            <text:p>5,8</text:p>
          </table:table-cell>
          <table:table-cell table:formula="of:=(1/(SQRT(2*3.1415926535)*[.C$2])) * EXP( -([.E32]-[.C$3])*([.E32]-[.C$3]) /  (2*[.C$2]*[.C$2]))" office:value-type="float" office:value="0.00791545158309303">
            <text:p>0,0079154516</text:p>
          </table:table-cell>
          <table:table-cell table:formula="of:=[.F32]+[.G31]" office:value-type="float" office:value="4.9860596059275">
            <text:p>4,98605960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6">
            <text:p>6</text:p>
          </table:table-cell>
          <table:table-cell table:formula="of:=(1/(SQRT(2*3.1415926535)*[.C$2])) * EXP( -([.E33]-[.C$3])*([.E33]-[.C$3]) /  (2*[.C$2]*[.C$2]))" office:value-type="float" office:value="0.00443184841200131">
            <text:p>0,0044318484</text:p>
          </table:table-cell>
          <table:table-cell table:formula="of:=[.F33]+[.G32]" office:value-type="float" office:value="4.99049145433951">
            <text:p>4,990491454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4/10/2013</text:date>, <text:time>18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4T18:01:06.05</dc:date>
    <meta:generator>OpenOffice.org/3.4.1$Win32 OpenOffice.org_project/341m1$Build-9593</meta:generator>
    <meta:editing-duration>PT26M8S</meta:editing-duration>
    <meta:editing-cycles>3</meta:editing-cycles>
    <meta:document-statistic meta:table-count="3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08cm" xlink:href=".." xlink:type="simple" chart:class="chart:bar" chart:style-name="ch1">
        <chart:legend chart:legend-position="end" svg:x="23.452cm" svg:y="5.642cm" style:legend-expansion="high" chart:style-name="ch2"/>
        <chart:plot-area chart:style-name="ch3" table:cell-range-address="Feuil1.E3:Feuil1.F33" chart:data-source-has-labels="column" svg:x="0.965cm" svg:y="1.087cm" svg:width="21.457cm" svg:height="10.163cm">
          <chartooo:coordinate-region svg:x="1.877cm" svg:y="1.299cm" svg:width="20.545cm" svg:height="9.27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443184841200134">
                <text:p>0.00443184841200134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791545158309309">
                <text:p>0.007915451583093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223945302951629">
                <text:p>0.02239453029516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354745928467384">
                <text:p>0.03547459284673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9909665139596">
                <text:p>0.0539909665139596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789501583020224">
                <text:p>0.07895015830202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110920834681041">
                <text:p>0.11092083468104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49727465637885">
                <text:p>0.14972746563788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289691552765623">
                <text:p>0.28969155276562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8942280407134">
                <text:p>0.39894228040713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289691552765622">
                <text:p>0.2896915527656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149727465637884">
                <text:p>0.14972746563788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11092083468104">
                <text:p>0.1109208346810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0789501583020222">
                <text:p>0.0789501583020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539909665139594">
                <text:p>0.0539909665139594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0354745928467382">
                <text:p>0.035474592846738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0223945302951628">
                <text:p>0.022394530295162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00791545158309303">
                <text:p>0.007915451583093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43184841200131">
                <text:p>0.00443184841200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